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6.137cm" table:align="margins"/>
    </style:style>
    <style:style style:name="Table11.A" style:family="table-column">
      <style:table-column-properties style:column-width="12.589cm" style:rel-column-width="31564*"/>
    </style:style>
    <style:style style:name="Table11.B" style:family="table-column">
      <style:table-column-properties style:column-width="13.548cm" style:rel-column-width="33971*"/>
    </style:style>
    <style:style style:name="Table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dddddd" fo:padding="0.097cm" fo:border="0.5pt solid #000000">
        <style:background-image/>
      </style:table-cell-properties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1.B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.A4" style:family="table-cell">
      <style:table-cell-properties fo:padding="0.097cm" fo:border-left="0.5pt solid #000000" fo:border-right="none" fo:border-top="none" fo:border-bottom="0.5pt solid #000000"/>
    </style:style>
    <style:style style:name="Table1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P1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35a4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1" style:family="paragraph" style:parent-style-name="Table_20_Contents">
      <style:text-properties style:font-name="Courier New" fo:font-size="10pt" fo:language="zxx" fo:country="none" officeooo:paragraph-rsid="01321b50" style:font-size-asian="10pt" style:language-asian="zxx" style:country-asian="none" style:font-size-complex="10pt" style:language-complex="zxx" style:country-complex="none"/>
    </style:style>
    <style:style style:name="P132" style:family="paragraph" style:parent-style-name="Table_20_Contents">
      <style:text-properties style:font-name="Courier New" fo:font-size="10pt" fo:language="zxx" fo:country="none" officeooo:paragraph-rsid="015f87c4" style:font-size-asian="10pt" style:language-asian="zxx" style:country-asian="none" style:font-size-complex="10pt" style:language-complex="zxx" style:country-complex="none"/>
    </style:style>
    <style:style style:name="P133" style:family="paragraph" style:parent-style-name="Table_20_Contents">
      <style:text-properties style:font-name="Courier New" fo:font-size="10pt" fo:language="zxx" fo:country="none" officeooo:paragraph-rsid="016f2e06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Standard">
      <style:text-properties style:font-name="Courier New" fo:font-size="10pt" fo:language="zxx" fo:country="none" officeooo:paragraph-rsid="016377bf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Table_20_Contents">
      <style:text-properties style:font-name="Courier New" fo:font-size="10pt" fo:language="zxx" fo:country="none" officeooo:paragraph-rsid="0168ee45" style:font-size-asian="10pt" style:language-asian="zxx" style:country-asian="none" style:font-size-complex="10pt" style:language-complex="zxx" style:country-complex="none"/>
    </style:style>
    <style:style style:name="P136" style:family="paragraph" style:parent-style-name="Table_20_Contents">
      <style:text-properties style:font-name="Courier New" fo:font-size="10pt" fo:language="zxx" fo:country="none" fo:font-weight="normal" officeooo:paragraph-rsid="01321b5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7" style:family="paragraph" style:parent-style-name="Table_20_Contents">
      <style:text-properties style:font-name="Courier New" fo:font-size="10pt" fo:language="zxx" fo:country="none" fo:font-weight="normal" officeooo:paragraph-rsid="013d015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8" style:family="paragraph" style:parent-style-name="Table_20_Contents">
      <style:text-properties style:font-name="Courier New" fo:font-size="10pt" fo:language="zxx" fo:country="none" fo:font-weight="normal" officeooo:paragraph-rsid="013ac5d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9" style:family="paragraph" style:parent-style-name="Table_20_Contents">
      <style:text-properties style:font-name="Courier New" fo:font-size="10pt" fo:language="zxx" fo:country="none" fo:font-weight="normal" officeooo:paragraph-rsid="01412c7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0" style:family="paragraph" style:parent-style-name="Table_20_Contents">
      <style:text-properties style:font-name="Courier New" fo:font-size="10pt" fo:language="zxx" fo:country="none" fo:font-weight="normal" officeooo:paragraph-rsid="016453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606f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2" style:family="paragraph" style:parent-style-name="Table_20_Contents">
      <style:text-properties style:font-name="Courier New" fo:font-size="10pt" fo:language="zxx" fo:country="none" officeooo:paragraph-rsid="0135a488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able_20_Contents">
      <style:text-properties style:font-name="Courier New" fo:font-size="10pt" fo:language="zxx" fo:country="none" officeooo:paragraph-rsid="01554319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Table_20_Contents">
      <style:text-properties style:font-name="Courier New" fo:font-size="10pt" fo:language="zxx" fo:country="none" officeooo:paragraph-rsid="01624e20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Standard">
      <style:text-properties fo:language="zxx" fo:country="none" officeooo:paragraph-rsid="01321b50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8a3f59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  <style:style style:name="T70" style:family="text">
      <style:text-properties officeooo:rsid="01392d14"/>
    </style:style>
    <style:style style:name="T71" style:family="text">
      <style:text-properties officeooo:rsid="0135a488"/>
    </style:style>
    <style:style style:name="T72" style:family="text">
      <style:text-properties officeooo:rsid="01380f40"/>
    </style:style>
    <style:style style:name="T73" style:family="text">
      <style:text-properties officeooo:rsid="0139253b"/>
    </style:style>
    <style:style style:name="T74" style:family="text">
      <style:text-properties officeooo:rsid="0168ee45"/>
    </style:style>
    <style:style style:name="T75" style:family="text">
      <style:text-properties officeooo:rsid="01392ef2"/>
    </style:style>
    <style:style style:name="T76" style:family="text">
      <style:text-properties officeooo:rsid="013791af"/>
    </style:style>
    <style:style style:name="T77" style:family="text">
      <style:text-properties officeooo:rsid="0142d9f5"/>
    </style:style>
    <style:style style:name="T78" style:family="text">
      <style:text-properties officeooo:rsid="01554319"/>
    </style:style>
    <style:style style:name="T79" style:family="text">
      <style:text-properties officeooo:rsid="013d0157"/>
    </style:style>
    <style:style style:name="T80" style:family="text">
      <style:text-properties officeooo:rsid="013f6bc5"/>
    </style:style>
    <style:style style:name="T81" style:family="text">
      <style:text-properties officeooo:rsid="01412c79"/>
    </style:style>
    <style:style style:name="T82" style:family="text">
      <style:text-properties officeooo:rsid="016453ff"/>
    </style:style>
    <style:style style:name="T83" style:family="text">
      <style:text-properties officeooo:rsid="01624e20"/>
    </style:style>
    <style:style style:name="T84" style:family="text">
      <style:text-properties officeooo:rsid="016fa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  <text:p text:style-name="P129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30"><text:a xlink:type="simple" xlink:href="https://developer.mozilla.org/en-US/docs/Web/JavaScript/Reference/Global_Objects/Map/getOrInsert" text:style-name="Internet_20_link" text:visited-style-name="Visited_20_Internet_20_Link">Map.prototype.getOrInsert(key, defaultValue);</text:a></text:p>
          </table:table-cell>
          <table:table-cell table:style-name="Table11.B1" office:value-type="string">
            <text:p text:style-name="P130"><text:a xlink:type="simple" xlink:href="https://developer.mozilla.org/en-US/docs/Web/JavaScript/Reference/Global_Objects/WeakMap/getOrInsert" text:style-name="Internet_20_link" text:visited-style-name="Visited_20_Internet_20_Link">WeakMap.prototype.getOrInsert(key, defaultValue);</text:a></text:p>
          </table:table-cell>
        </table:table-row>
        <table:table-row>
          <table:table-cell table:style-name="Table11.A2" office:value-type="string">
            <text:p text:style-name="P131"/>
            <text:p text:style-name="P132">const map<text:span text:style-name="T70">1</text:span> = new Map([["<text:span text:style-name="T71">DNA</text:span>", "<text:span text:style-name="T71">42</text:span>"]]);</text:p>
            <text:p text:style-name="P132"><text:line-break/>console.log(map<text:span text:style-name="T70">1</text:span>.getOrInsert("<text:span text:style-name="T71">DNA</text:span>", "<text:span text:style-name="T72">54</text:span>"));</text:p>
            <text:p text:style-name="P133">// <text:span text:style-name="T73">42</text:span></text:p>
            <text:p text:style-name="P133"/>
            <text:p text:style-name="P133">console.log(map<text:span text:style-name="T70">1</text:span>.getOrInsert("<text:span text:style-name="T71">DNA2</text:span>", "default"));<text:line-break/>// "default"</text:p>
            <text:p text:style-name="P133"/>
            <text:p text:style-name="P134">console.log(map<text:span text:style-name="T70">1</text:span>.get("<text:span text:style-name="T71">DNA</text:span><text:span text:style-name="T74">2</text:span>"));</text:p>
            <text:p text:style-name="P135">// "<text:span text:style-name="T75">default"</text:span></text:p>
            <text:p text:style-name="P131"/>
          </table:table-cell>
          <table:table-cell table:style-name="Table11.B2" office:value-type="string">
            <text:p text:style-name="P136"/>
            <text:p text:style-name="P136">const wm<text:span text:style-name="T76">1</text:span> = new WeakMap();</text:p>
            <text:p text:style-name="P136">const obj<text:span text:style-name="T77">1</text:span> = {};</text:p>
            <text:p text:style-name="P136"/>
            <text:p text:style-name="P137">console.log(wm<text:span text:style-name="T76">1</text:span>.g<text:span text:style-name="T78">e</text:span>t(obj<text:span text:style-name="T77">1</text:span>)); </text:p>
            <text:p text:style-name="P137">// undefined</text:p>
            <text:p text:style-name="P138">console.log(wm<text:span text:style-name="T76">1</text:span>.getOrInsert(obj<text:span text:style-name="T77">1</text:span>, <text:span text:style-name="T79">42</text:span>));</text:p>
            <text:p text:style-name="P138">// <text:span text:style-name="T80">42</text:span></text:p>
            <text:p text:style-name="P138">console.log(wm<text:span text:style-name="T76">1</text:span>.get(obj<text:span text:style-name="T77">1</text:span>)); </text:p>
            <text:p text:style-name="P138">// <text:span text:style-name="T80">42</text:span></text:p>
            <text:p text:style-name="P139">console.log(wm<text:span text:style-name="T76">1</text:span>.getOrInsert(obj<text:span text:style-name="T77">1</text:span>, "default")); </text:p>
            <text:p text:style-name="P139">// <text:span text:style-name="T81">42</text:span></text:p>
            <text:p text:style-name="P140">console.log(wm<text:span text:style-name="T76">1</text:span>.g<text:span text:style-name="T78">e</text:span>t(obj<text:span text:style-name="T77">1</text:span>)); </text:p>
            <text:p text:style-name="P140">// <text:span text:style-name="T82">42</text:span></text:p>
            <text:p text:style-name="P136"/>
          </table:table-cell>
        </table:table-row>
        <table:table-row>
          <table:table-cell table:style-name="Table11.A3" office:value-type="string">
            <text:p text:style-name="P141"><text:a xlink:type="simple" xlink:href="https://developer.mozilla.org/en-US/docs/Web/JavaScript/Reference/Global_Objects/Map/getOrInsertComputed" text:style-name="Internet_20_link" text:visited-style-name="Visited_20_Internet_20_Link">Map.prototype.getOrInsertComputed(key, callback);</text:a></text:p>
          </table:table-cell>
          <table:table-cell table:style-name="Table11.B3" office:value-type="string">
            <text:p text:style-name="P130"><text:a xlink:type="simple" xlink:href="https://developer.mozilla.org/en-US/docs/Web/JavaScript/Reference/Global_Objects/WeakMap/getOrInsertComputed" text:style-name="Internet_20_link" text:visited-style-name="Visited_20_Internet_20_Link">WeakMap.prototype.getOrInsertComputed(key, callback);</text:a></text:p>
          </table:table-cell>
        </table:table-row>
        <table:table-row>
          <table:table-cell table:style-name="Table11.A4" office:value-type="string">
            <text:p text:style-name="P131"/>
            <text:p text:style-name="P142">const map1 = new Map([["DNA", 42]]);</text:p>
            <text:p text:style-name="P142">const helperFN1 = (prop) =&gt; 54;</text:p>
            <text:p text:style-name="P142"/>
            <text:p text:style-name="P142">console.log(map1.get("DNA"));</text:p>
            <text:p text:style-name="P142">// 42</text:p>
            <text:p text:style-name="P142">console.log(map1.getOrInsertComputed("DNA", helperFN1));</text:p>
            <text:p text:style-name="P142">// 42</text:p>
            <text:p text:style-name="P142">console.log(map1.get("DNA"));</text:p>
            <text:p text:style-name="P142">// 42</text:p>
            <text:p text:style-name="P142"/>
            <text:p text:style-name="P142">console.log(map1.getOrInsert("DNA2", helperFN1("DNA2")));</text:p>
            <text:p text:style-name="P142">// 54</text:p>
            <text:p text:style-name="P142">console.log(map1.getOrInsertComputed("DNA2", helperFN1));</text:p>
            <text:p text:style-name="P142">// 54</text:p>
            <text:p text:style-name="P142">console.log(map1.get("DNA2"));</text:p>
            <text:p text:style-name="P142">// 54</text:p>
            <text:p text:style-name="P142"/>
          </table:table-cell>
          <table:table-cell table:style-name="Table11.B4" office:value-type="string">
            <text:p text:style-name="P143"/>
            <text:p text:style-name="P143">const weakmap1 = new WeakMap();</text:p>
            <text:p text:style-name="P143">const obj1 = {};</text:p>
            <text:p text:style-name="P143">const obj2 = {};</text:p>
            <text:p text:style-name="P143">const helperFN1 = (prop) =&gt; 54;</text:p>
            <text:p text:style-name="P143"/>
            <text:p text:style-name="P143">console.log(weakmap1.get(obj1));</text:p>
            <text:p text:style-name="P143">// undefined</text:p>
            <text:p text:style-name="P143">console.log(weakmap1.getOrInsert(obj1, 42));</text:p>
            <text:p text:style-name="P143">// 42</text:p>
            <text:p text:style-name="P143">console.log(weakmap1.getOrInsertComputed(obj1, helperFN1));</text:p>
            <text:p text:style-name="P143">// 42</text:p>
            <text:p text:style-name="P144">console.log(weakmap1.get(obj1));</text:p>
            <text:p text:style-name="P144">// <text:span text:style-name="T83">42</text:span></text:p>
            <text:p text:style-name="P143"/>
            <text:p text:style-name="P143">console.log(weakmap1.get(obj2));</text:p>
            <text:p text:style-name="P143">// undefined</text:p>
            <text:p text:style-name="P143">console.log(weakmap1.getOrInsertComputed(obj2, helperFN1));</text:p>
            <text:p text:style-name="P143">// 54</text:p>
            <text:p text:style-name="P143">console.log(weakmap1.get(obj2));</text:p>
            <text:p text:style-name="P143">// <text:span text:style-name="T84">54</text:span></text:p>
            <text:p text:style-name="P136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20T19:19:30.277481200</dc:date>
    <meta:print-date>2025-11-05T21:30:27.895842100</meta:print-date>
    <meta:editing-cycles>477</meta:editing-cycles>
    <meta:editing-duration>PT19H6M35S</meta:editing-duration>
    <meta:printed-by>PDF files</meta:printed-by>
    <meta:document-statistic meta:table-count="12" meta:image-count="0" meta:object-count="0" meta:page-count="12" meta:paragraph-count="872" meta:word-count="3036" meta:character-count="23107" meta:non-whitespace-character-count="20528"/>
    <meta:template xlink:type="simple" xlink:actuate="onRequest" xlink:title="" xlink:href="Normal.dotm"/>
  </office:meta>
</office:document-meta>
</file>